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2800000028064B3296276F1F2B.png" manifest:media-type="image/png"/>
  <manifest:file-entry manifest:full-path="Pictures/1003FAEC00001E940000041BD4847ECE90F22CBA.emf" manifest:media-type="image/x-emf"/>
  <manifest:file-entry manifest:full-path="Pictures/10000201000004B0000002585048122DA707CD4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Encabezado3" style:master-page-name="Standard">
      <style:paragraph-properties fo:text-align="center" style:justify-single-word="false" style:page-number="auto"/>
    </style:style>
    <style:style style:name="P2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</style:style>
    <style:style style:name="P3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</style:style>
    <style:style style:name="P4" style:family="paragraph" style:parent-style-name="List_20_Paragraph" style:list-style-name="WWNum7">
      <style:paragraph-properties fo:text-align="justify" style:justify-single-word="false"/>
    </style:style>
    <style:style style:name="P5" style:family="paragraph" style:parent-style-name="Normal_20__28_Web_29_" style:list-style-name="WWNum2">
      <style:paragraph-properties fo:margin-left="1.27cm" fo:margin-right="0cm" fo:margin-top="0.494cm" fo:margin-bottom="0.494cm" style:contextual-spacing="false" fo:text-align="justify" style:justify-single-word="false" fo:text-indent="-0.635cm" style:auto-text-indent="false"/>
    </style:style>
    <style:style style:name="P6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</style:style>
    <style:style style:name="P7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8" style:family="paragraph" style:parent-style-name="Normal_20__28_Web_29_">
      <style:paragraph-properties fo:margin-top="0cm" fo:margin-bottom="0cm" style:contextual-spacing="false"/>
    </style:style>
    <style:style style:name="P9" style:family="paragraph" style:parent-style-name="Normal_20__28_Web_29_">
      <style:paragraph-properties fo:margin-top="0cm" fo:margin-bottom="0cm" style:contextual-spacing="false" fo:text-align="justify" style:justify-single-word="false"/>
    </style:style>
    <style:style style:name="P10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P11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P12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P13" style:family="paragraph" style:parent-style-name="Normal_20__28_Web_29_">
      <style:paragraph-properties fo:margin-top="0cm" fo:margin-bottom="0.21cm" style:contextual-spacing="false"/>
    </style:style>
    <style:style style:name="P14" style:family="paragraph" style:parent-style-name="Normal_20__28_Web_29_">
      <style:paragraph-properties fo:margin-top="0cm" fo:margin-bottom="0.21cm" style:contextual-spacing="false" fo:orphans="0" fo:widows="0"/>
      <style:text-properties style:font-name="Arial" fo:font-size="8pt" style:font-size-asian="8pt" style:font-name-complex="Arial1" style:font-size-complex="8pt"/>
    </style:style>
    <style:style style:name="P15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bold" style:letter-kerning="true" style:font-name-asian="LiberationSans" style:font-size-asian="12pt" style:font-weight-asian="bold" style:font-name-complex="Arial1" style:font-size-complex="12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margin-top="0.85cm" fo:margin-bottom="0.42cm" style:contextual-spacing="false" style:line-height-at-least="0.531cm"/>
    </style:style>
    <style:style style:name="P19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Times New Roman1" style:font-size-asian="12pt" style:font-name-complex="Arial1" style:font-size-complex="14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fo:font-weight="bold" style:letter-kerning="true" style:font-name-asian="LiberationSans" style:font-size-asian="12pt" style:font-weight-asian="bold" style:font-name-complex="Arial1" style:font-size-complex="12pt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22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23" style:family="paragraph" style:parent-style-name="Standard">
      <style:paragraph-properties fo:text-align="justify" style:justify-single-word="false" fo:break-before="page"/>
    </style:style>
    <style:style style:name="P24" style:family="paragraph" style:parent-style-name="Standard" style:list-style-name="WWNum6">
      <style:paragraph-properties fo:margin-left="1.251cm" fo:margin-right="0cm" fo:margin-top="0.494cm" fo:margin-bottom="0cm" style:contextual-spacing="false" fo:line-height="100%" fo:hyphenation-ladder-count="no-limit" fo:text-indent="-0.635cm" style:auto-text-indent="false"/>
      <style:text-properties fo:hyphenate="true" fo:hyphenation-remain-char-count="2" fo:hyphenation-push-char-count="2" loext:hyphenation-no-caps="false"/>
    </style:style>
    <style:style style:name="P25" style:family="paragraph" style:parent-style-name="Standard" style:list-style-name="WWNum6">
      <style:paragraph-properties fo:margin-left="1.251cm" fo:margin-right="0cm" fo:margin-top="0cm" fo:margin-bottom="0.494cm" style:contextual-spacing="false" fo:line-height="100%" fo:hyphenation-ladder-count="no-limit" fo:text-indent="-0.635cm" style:auto-text-indent="false"/>
      <style:text-properties fo:hyphenate="true" fo:hyphenation-remain-char-count="2" fo:hyphenation-push-char-count="2" loext:hyphenation-no-caps="false"/>
    </style:style>
    <style:style style:name="P26" style:family="paragraph" style:parent-style-name="Standard" style:list-style-name="WWNum6">
      <style:paragraph-properties fo:margin-left="1.251cm" fo:margin-right="0cm" fo:margin-top="0cm" fo:margin-bottom="0cm" style:contextual-spacing="false" fo:line-height="100%" fo:hyphenation-ladder-count="no-limit" fo:text-indent="-0.635cm" style:auto-text-indent="false"/>
      <style:text-properties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Arial" fo:font-size="16pt" style:font-size-asian="16pt" style:font-name-complex="Arial1" style:font-size-complex="16pt"/>
    </style:style>
    <style:style style:name="P28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29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30" style:family="paragraph" style:parent-style-name="Standard" style:list-style-name="WWNum3">
      <style:paragraph-properties fo:margin-top="0cm" fo:margin-bottom="0.494cm" style:contextual-spacing="false" fo:line-height="100%" fo:text-align="justify" style:justify-single-word="fals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-complex="Arial1" style:font-weight-complex="bold"/>
    </style:style>
    <style:style style:name="T2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3" style:family="text">
      <style:text-properties style:font-name="Arial" fo:font-size="12pt" fo:font-weight="bold" style:letter-kerning="true" style:font-name-asian="LiberationSans" style:font-size-asian="12pt" style:font-weight-asian="bold" style:font-name-complex="Arial1" style:font-size-complex="12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T6" style:family="text">
      <style:text-properties style:font-name="Arial" fo:font-size="12pt" style:text-underline-style="solid" style:text-underline-width="auto" style:text-underline-color="font-color" style:letter-kerning="true" style:font-name-asian="LiberationSans" style:font-size-asian="12pt" style:font-name-complex="Arial1" style:font-size-complex="12pt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letter-kerning="true" style:font-name-asian="LiberationSans" style:font-size-asian="12pt" style:font-weight-asian="bold" style:font-name-complex="Arial1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style:font-name="Arial" fo:font-size="16pt" style:font-size-asian="16pt" style:font-name-complex="Arial1" style:font-size-complex="16pt"/>
    </style:style>
    <style:style style:name="T10" style:family="text">
      <style:text-properties style:font-name="Arial" style:font-name-complex="Arial1"/>
    </style:style>
    <style:style style:name="T11" style:family="text">
      <style:text-properties style:font-name="Arial" style:font-name-complex="Arial1" style:font-weight-complex="bold"/>
    </style:style>
    <style:style style:name="T12" style:family="text">
      <style:text-properties style:font-name="Arial" style:text-underline-style="solid" style:text-underline-width="auto" style:text-underline-color="font-color" style:font-name-complex="Arial1"/>
    </style:style>
    <style:style style:name="T13" style:family="text">
      <style:text-properties style:font-name="Arial" style:text-underline-style="solid" style:text-underline-width="auto" style:text-underline-color="font-color" fo:font-weight="bold" style:font-weight-asian="bold" style:font-name-complex="Arial1" style:font-weight-complex="bold"/>
    </style:style>
    <style:style style:name="T14" style:family="text">
      <style:text-properties style:font-name="Arial" fo:font-weight="bold" style:font-weight-asian="bold" style:font-name-complex="Arial1"/>
    </style:style>
    <style:style style:name="T15" style:family="text">
      <style:text-properties style:font-name="Arial" fo:font-weight="bold" style:font-weight-asian="bold" style:font-name-complex="Arial1" style:font-weight-complex="bold"/>
    </style:style>
    <style:style style:name="T16" style:family="text">
      <style:text-properties style:font-name="Arial" fo:font-size="14pt" style:font-size-asian="14pt" style:font-name-complex="Arial1" style:font-size-complex="14pt"/>
    </style:style>
    <style:style style:name="T17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T18" style:family="text">
      <style:text-properties style:font-name="Arial" fo:font-size="9pt" style:font-size-asian="9pt" style:font-name-complex="Arial1" style:font-size-complex="9pt"/>
    </style:style>
    <style:style style:name="T19" style:family="text">
      <style:text-properties style:font-name="Arial" fo:font-size="10pt" style:font-size-asian="10pt" style:font-name-complex="Arial1" style:font-size-complex="10pt"/>
    </style:style>
    <style:style style:name="T20" style:family="text">
      <style:text-properties style:font-name="Arial" fo:font-size="8pt" style:font-size-asian="8pt" style:font-name-complex="Arial1" style:font-size-complex="10pt"/>
    </style:style>
    <style:style style:name="T21" style:family="text">
      <style:text-properties fo:color="#00b0f0" loext:opacity="100%" style:font-name="Arial" fo:font-size="12pt" style:letter-kerning="true" style:font-name-asian="LiberationSans" style:font-size-asian="12pt" style:font-name-complex="Arial1" style:font-size-complex="12pt"/>
    </style:style>
    <style:style style:name="T22" style:family="text"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23" style:family="text">
      <style:text-properties fo:color="#000000" loext:opacity="100%"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T24" style:family="text">
      <style:text-properties fo:color="#0000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2.- Pp2.1. Introducció al llenguatge PHP</text:span></text:p>
      <text:p text:style-name="P18"><text:span text:style-name="T2">Nom:_______________________________________________</text:span></text:p>
      <text:h text:style-name="P2" text:outline-level="1"><text:span text:style-name="T9">OBJECTIU</text:span></text:h>
      <text:list xml:id="list3794046280" text:style-name="WWNum2">
        <text:list-item>
          <text:p text:style-name="P5"><text:span text:style-name="T10">Identifica els llenguatges de guions de servidor més rellevants. </text:span></text:p>
        </text:list-item>
        <text:list-item>
          <text:p text:style-name="P5"><text:span text:style-name="T10">Reconeix la relació entre els llenguatges de guions de servidor i els llenguatges de marques utilitzats en els clients. </text:span></text:p>
        </text:list-item>
        <text:list-item>
          <text:p text:style-name="P5"><text:span text:style-name="T10"><text:s/>Reconeix la sintaxi bàsica d’un llenguatge de guions concret. </text:span></text:p>
        </text:list-item>
      </text:list>
      <text:h text:style-name="P2" text:outline-level="1"><text:span text:style-name="T9">INSTRUCCIONS</text:span></text:h>
      <text:list xml:id="list152026120911433" text:continue-numbering="true" text:style-name="WWNum2">
        <text:list-item>
          <text:p text:style-name="P6"><text:span text:style-name="T10">Llegeix amb calma que s'ha de fer abans de començar. I recorda de posar el teu nom en el lloc del document que ho sol·licita.</text:span></text:p>
        </text:list-item>
        <text:list-item>
          <text:p text:style-name="P7"><text:span text:style-name="T10">Els caràcters XX corresponen al valor que us va assignar el professor...</text:span></text:p>
        </text:list-item>
        <text:list-item>
          <text:p text:style-name="P7"><text:span text:style-name="T12">No es pot posar estil al fitxer </text:span><text:span text:style-name="T13">html/php</text:span><text:span text:style-name="T12"> on incrustareu el PHP</text:span><text:span text:style-name="T10">, i aquest estil no pot ser cap llibreria, l’heu de crear vosaltres.</text:span></text:p>
        </text:list-item>
        <text:list-item>
          <text:p text:style-name="P7"><text:span text:style-name="T10">De moment les variables han d’estar inicialitzades directament dins el codi.</text:span></text:p>
        </text:list-item>
        <text:list-item>
          <text:p text:style-name="P7"><text:span text:style-name="T10">Has d’adjuntar aquest document juntament amb un arxiu php per cada exercici, </text:span><text:span text:style-name="T14">tot comprimit amb un arxiu que es digui Pp2.1_[les teves inicials].</text:span></text:p>
        </text:list-item>
      </text:list>
      <text:p text:style-name="P19"/>
      <text:h text:style-name="P3" text:outline-level="1"><text:span text:style-name="T16">EXERCICIS</text:span></text:h>
      <text:p text:style-name="P9"><text:span text:style-name="T11">En aquest exercici començarem a treballar programant amb PHP resolent diferents propostes, s’ha d’utilitzar només el que hem vist a les sessions teòriques fins ara.</text:span></text:p>
      <text:p text:style-name="P9"><text:span text:style-name="T11">Has d’afegir les captures de pantalla on es vegi tot el codi que hagis implementat.</text:span></text:p>
      <text:p text:style-name="P16"/>
      <text:p text:style-name="P17"><text:span text:style-name="T3">Exercici 1. </text:span><text:span text:style-name="T5">Escriu el codi necessari per tal de mostrar per pantalla tant el teu nom i cognoms </text:span><text:span text:style-name="T6">en una línia </text:span><text:span text:style-name="T7">en negreta</text:span><text:span text:style-name="T5"> i el teu </text:span><text:span text:style-name="T3">XX</text:span><text:span text:style-name="T5"> en una altra línia </text:span><text:span text:style-name="T6">amb un color blau</text:span><text:span text:style-name="T5">, i el mòdul i la UF que estem fent en una altra línia. </text:span><text:span text:style-name="T6">Has de fer la presentació el més “maca” possible</text:span><text:span text:style-name="T5">.</text:span><text:span text:style-name="T21"> (1.5p)</text:span></text:p>
      <text:p text:style-name="P17"><text:span text:style-name="T3">Exercici 2. </text:span><text:span text:style-name="T4">Si tenim </text:span><text:span text:style-name="T21">(2.0p)</text:span></text:p>
      <text:p text:style-name="P21"><text:span text:style-name="T4"><text:tab/>$a= XX</text:span></text:p>
      <text:p text:style-name="P21"><text:span text:style-name="T4"><text:tab/>$b= XX dividit per 2 (agafa el valor enter)</text:span></text:p>
      <text:p text:style-name="P17"><text:span text:style-name="T4">Modifica’l perquè la sortida del programa sigui la següent </text:span><text:span text:style-name="T8">(</text:span><text:span text:style-name="T6">has de fer la presentació el més “maca” possible)</text:span><text:span text:style-name="T8">: </text:span></text:p>
      <text:p text:style-name="P22"/>
      <text:p text:style-name="P21"><text:span text:style-name="T4">La suma entre [valor a] i [valor b] és __.</text:span></text:p>
      <text:p text:style-name="P21"><text:span text:style-name="T4">La resta entre [valor a] i [valor b] és __.</text:span></text:p>
      <text:p text:style-name="P21"><text:span text:style-name="T4">El producte entre [valor a] i [valor b] és ___</text:span></text:p>
      <text:p text:style-name="P21"><text:span text:style-name="T4">La divisió entre …</text:span></text:p>
      <text:p text:style-name="P21"><text:span text:style-name="T4">El mòdul entre…</text:span></text:p>
      <text:p text:style-name="P21"><text:span text:style-name="T4">El valor més alt dels mostrats és.....</text:span></text:p>
      <text:p text:style-name="P20"/>
      <text:p text:style-name="P23"><text:span text:style-name="T3">Exercici 3. </text:span><text:span text:style-name="T4">Si tenim </text:span><text:span text:style-name="T21">(2.0p)</text:span></text:p>
      <text:p text:style-name="P21"><text:span text:style-name="T4"><text:tab/>$a= XX</text:span></text:p>
      <text:p text:style-name="P21"><text:span text:style-name="T4"><text:tab/>$b= XX dividit per 2 (valor enter)</text:span></text:p>
      <text:p text:style-name="P21"><text:span text:style-name="T4"><text:tab/>$c= XX multiplicat per 0.5 (arrodonit amb valor enter)</text:span></text:p>
      <text:p text:style-name="P22"/>
      <text:p text:style-name="P17"><text:span text:style-name="T4">Modifica’l perquè la sortida del programa sigui la següent </text:span><text:span text:style-name="T8">(</text:span><text:span text:style-name="T6">has de fer la presentació el més “maca” possible)</text:span><text:span text:style-name="T5">.</text:span><text:span text:style-name="T4">: No cal fer servir cap estructura/funció per comprovar quin és més gran o més.</text:span></text:p>
      <text:p text:style-name="P22"/>
      <text:p text:style-name="P21"><text:span text:style-name="T4">La suma de [valor a] , [valor b] i [valor c] és __.</text:span></text:p>
      <text:p text:style-name="P21"><text:span text:style-name="T4">El valor més petit és __.</text:span></text:p>
      <text:p text:style-name="P21"><text:span text:style-name="T4">El valor més gran és __.</text:span></text:p>
      <text:p text:style-name="P21"><text:span text:style-name="T4">La mitjana entre els tres és ______________</text:span></text:p>
      <text:p text:style-name="P16"/>
      <text:p text:style-name="P17"><text:span text:style-name="T3">Exercici 4 –Variables d’entorn </text:span><text:span text:style-name="T21">(2.0p)</text:span></text:p>
      <text:p text:style-name="P17"><text:span text:style-name="T5">Crea una pàgina php i respon a les següents preguntes fent servir les variables d’entorn correctes, segons els resultats obtinguts (ho pots fer amb captures de pantalla). Pots consultar algunes variables de servidor interessants a </text:span><text:a xlink:type="simple" xlink:href="https://desarrolloweb.com/articulos/309.php" text:style-name="Internet_20_link" text:visited-style-name="Visited_20_Internet_20_Link"><text:span text:style-name="Internet_20_link"><text:span text:style-name="T5">l’enllaç</text:span></text:span></text:a><text:span text:style-name="T5"> o aquest </text:span><text:a xlink:type="simple" xlink:href="https://www.php.net/manual/es/reserved.variables.server.php" text:style-name="Internet_20_link" text:visited-style-name="Visited_20_Internet_20_Link"><text:span text:style-name="Internet_20_link"><text:span text:style-name="T5">altre</text:span></text:span></text:a><text:span text:style-name="T5">.</text:span></text:p>
      <text:list xml:id="list1964438841" text:style-name="WWNum6">
        <text:list-item>
          <text:p text:style-name="P24"><text:span text:style-name="T5">On es troba l'arrel de documents web del servidor</text:span></text:p>
        </text:list-item>
        <text:list-item>
          <text:p text:style-name="P26"><text:span text:style-name="T5">Quina versió d'Apache està funcionant</text:span></text:p>
        </text:list-item>
        <text:list-item>
          <text:p text:style-name="P26"><text:span text:style-name="T5">Quin tipus de navegador està visualitzant la plana web</text:span></text:p>
        </text:list-item>
        <text:list-item>
          <text:p text:style-name="P26"><text:span text:style-name="T5">Des de quina adreça IP s'estan connectant</text:span></text:p>
        </text:list-item>
        <text:list-item>
          <text:p text:style-name="P26"><text:span text:style-name="T5">Timestamp (Request time): quan s'ha connectat el client per demanar la plana?</text:span></text:p>
        </text:list-item>
        <text:list-item>
          <text:p text:style-name="P25"><text:span text:style-name="T6">Si actualitzes la plana, canvia algun valor? Per què creus que passa</text:span><text:span text:style-name="T5">? </text:span></text:p>
        </text:list-item>
      </text:list>
      <text:p text:style-name="P16"/>
      <text:p text:style-name="P20"/>
      <text:p text:style-name="P23"><text:span text:style-name="T3">Exercici 5 –Funcions d’Strings </text:span><text:span text:style-name="T21">(2.0p)</text:span></text:p>
      <text:p text:style-name="P17"><text:span text:style-name="T5">Crea una pàgina php amb tres variables string: el teu nom, el teu cognom i “on estarà wally dins del text”.</text:span></text:p>
      <text:p text:style-name="P17"><text:span text:style-name="T5">Fes que tots els Strings es “sumin” en un </text:span></text:p>
      <text:list xml:id="list760913772" text:style-name="WWNum7">
        <text:list-item>
          <text:p text:style-name="P4"><text:span text:style-name="T5">Mostra la llargada de l’String resulant.</text:span></text:p>
        </text:list-item>
        <text:list-item>
          <text:p text:style-name="P4"><text:span text:style-name="T5">Mostra per pantalla la posició de Wally. </text:span></text:p>
        </text:list-item>
      </text:list>
      <text:p text:style-name="P17"><text:span text:style-name="T8">(</text:span><text:span text:style-name="T6">has de fer la presentació el més “maca” possible).</text:span></text:p>
      <text:p text:style-name="P16"/>
      <text:p text:style-name="P27"/>
      <text:p text:style-name="P27"/>
      <text:p text:style-name="P27"/>
      <text:p text:style-name="P27"/>
      <text:p text:style-name="P27"/>
      <text:p text:style-name="P27"/>
      <text:p text:style-name="P28"><text:span text:style-name="T9">AVALUACIÓ</text:span></text:p>
      <text:list xml:id="list4003872753" text:style-name="WWNum3">
        <text:list-item>
          <text:p text:style-name="P29"><text:span text:style-name="T22">Cada exercici et mostra la seva valoració màxima en fonts blau.</text:span></text:p>
        </text:list-item>
        <text:list-item>
          <text:p text:style-name="P30"><text:span text:style-name="T22">Es sumarà fins </text:span><text:span text:style-name="T23">a mig punt</text:span><text:span text:style-name="T22"> depenent de l'actitud a classe, la presentació i la manca de faltes en l'exercici. Es valora sobre un total de 10 punts. L'aprovat per tant es donarà a partir de 5 aquest inclòs.</text:span></text:p>
        </text:list-item>
      </text:list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Wingdings1" svg:font-family="Wingdings" style:font-charset="x-symbol"/>
    <style:font-face style:name="Courier New1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 style:default-outline-level="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 style:default-outline-level="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 style:default-outline-level="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 style:default-outline-level="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exto_20_preformateado" style:display-name="Texto preformateado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 style:default-outline-level="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 style:default-outline-level="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amb_20_format_20_previ_20_Car" style:display-name="HTML amb format previ Car" style:family="text" style:parent-style-name="Default_20_Paragraph_20_Font">
      <style:text-properties style:font-name="Courier New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ol_20_3_20_Car" style:display-name="Títol 3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weight="bold" style:font-name-asian="F" style:font-family-generic-asian="system" style:font-pitch-asian="variable" style:font-size-asian="11pt" style:language-asian="zh" style:country-asian="CN" style:font-weight-asian="bold" style:font-name-complex="F" style:font-family-generic-complex="system" style:font-pitch-complex="variable" style:font-size-complex="11pt" style:font-weight-complex="bold"/>
    </style:style>
    <style:style style:name="Títol_20_4_20_Car" style:display-name="Títol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style="italic" fo:font-weight="bold" style:font-name-asian="F" style:font-family-generic-asian="system" style:font-pitch-asian="variable" style:font-size-asian="11pt" style:language-asian="zh" style:country-asian="CN" style:font-style-asian="italic" style:font-weight-asian="bold" style:font-name-complex="F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_20_sense_20_resoldre1" style:display-name="Menció sense resoldre1" style:family="text" style:parent-style-name="Default_20_Paragraph_20_Font">
      <style:text-properties fo:color="#808080" loext:opacity="100%" fo:background-color="#e6e6e6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Aria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1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1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1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1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1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5.501cm" fo:margin-left="0cm" fo:margin-top="0cm" fo:margin-bottom="0cm" table:align="left" style:writing-mode="lr-tb"/>
    </style:style>
    <style:style style:name="Table1.A" style:family="table-column">
      <style:table-column-properties style:column-width="5.999cm"/>
    </style:style>
    <style:style style:name="Table1.B" style:family="table-column">
      <style:table-column-properties style:column-width="9.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MP5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MP6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</style:style>
    <style:style style:name="MP7" style:family="paragraph" style:parent-style-name="Normal_20__28_Web_29_">
      <style:paragraph-properties fo:margin-top="0cm" fo:margin-bottom="0.21cm" style:contextual-spacing="false" fo:orphans="0" fo:widows="0"/>
      <style:text-properties style:font-name="Arial" fo:font-size="8pt" style:font-size-asian="8pt" style:font-name-complex="Arial1" style:font-size-complex="8pt"/>
    </style:style>
    <style:style style:name="MP8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M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T2" style:family="text">
      <style:text-properties style:font-name="Arial" fo:font-size="9pt" style:font-size-asian="9pt" style:font-name-complex="Arial1" style:font-size-complex="9pt"/>
    </style:style>
    <style:style style:name="MT3" style:family="text">
      <style:text-properties style:font-name="Arial" fo:font-size="8pt" style:font-size-asian="8pt" style:font-name-complex="Arial1" style:font-size-complex="10pt"/>
    </style:style>
    <style:style style:name="MT4" style:family="text">
      <style:text-properties fo:color="#000000" loext:opacity="100%"/>
    </style:style>
    <style:style style:name="MT5" style:family="text">
      <style:text-properties style:font-name="Arial" fo:font-size="10pt" style:font-size-asian="10pt" style:font-name-complex="Arial1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3" draw:name="Rectangle 1" draw:style-name="Mgr1" draw:text-style-name="MP2" svg:width="16.167cm" svg:height="3.599cm" svg:x="-0.222cm" svg:y="-0.21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3" text:anchor-type="char" svg:x="10.398cm" svg:y="-0.046cm" svg:width="4.974cm" svg:height="2.487cm" draw:z-index="11"><draw:image xlink:href="Pictures/10000201000004B0000002585048122DA707CD40.png" xlink:type="simple" xlink:show="embed" xlink:actuate="onLoad" draw:mime-type="image/png"/><svg:desc>logo-cicles</svg:desc></draw:frame><draw:frame draw:style-name="Mfr2" draw:name="Imagen 1" text:anchor-type="as-char" svg:width="7.832cm" svg:height="1.058cm" draw:z-index="15"><draw:image xlink:href="Pictures/1003FAEC00001E940000041BD4847ECE90F22CBA.emf" xlink:type="simple" xlink:show="embed" xlink:actuate="onLoad" draw:mime-type="image/x-emf"/><draw:image xlink:href="Pictures/100002010000012800000028064B3296276F1F2B.png" xlink:type="simple" xlink:show="embed" xlink:actuate="onLoad" draw:mime-type="image/png"/></draw:frame><text:span text:style-name="MT1"><text:tab/></text:span></text:p>
        <text:p text:style-name="MP3"><text:span text:style-name="MT1">INSTITUT SA PALOMERA </text:span></text:p>
        <text:p text:style-name="MP3"><text:span text:style-name="MT2">C/Vilar Petit 24 Blanes-Girona Tel 972350909 Fax 972352440 </text:span></text:p>
        <text:p text:style-name="MP4"><draw:custom-shape text:anchor-type="paragraph" draw:z-index="7" draw:name="AutoShape 2" draw:style-name="Mgr2" draw:text-style-name="MP2" svg:width="16.169cm" svg:height="0.004cm" svg:x="-0.222cm" svg:y="0.176cm"><text:p/><draw:enhanced-geometry draw:mirror-horizontal="false" draw:mirror-vertical="false" svg:viewBox="0 0 21600 21600" draw:type="mso-spt32" draw:enhanced-path="M 0 0 L 21600 21600 N"/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5"><draw:line text:anchor-type="paragraph" draw:z-index="19" draw:name="Conector recto 4" draw:style-name="Mgr3" draw:text-style-name="MP2" svg:x1="6.285cm" svg:y1="0.199cm" svg:x2="5.229cm" svg:y2="0.199cm"><text:p/></draw:line>M09.Implantació d’Aplicacions Web</text:p>
            </table:table-cell>
            <table:table-cell table:style-name="Table1.A1" office:value-type="string">
              <text:p text:style-name="MP6"><text:span text:style-name="MT3">NF2.Genera Documents Web utilitzant llenguatge de guions de servidor</text:span></text:p>
            </table:table-cell>
          </table:table-row>
          <table:table-row table:style-name="Table1.2">
            <table:table-cell table:style-name="Table1.A1" office:value-type="string">
              <text:p text:style-name="MP7"><text:span text:style-name="MT4">UF1. Llenguatge de Guions de Servidor</text:span></text:p>
            </table:table-cell>
            <table:table-cell table:style-name="Table1.A1" office:value-type="string">
              <text:p text:style-name="MP8"><text:span text:style-name="MT5">A2. Pp2.1.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dc:creator>Pulí Diestro, Isaac</dc:creator>
    <meta:editing-cycles>27</meta:editing-cycles>
    <meta:creation-date>2019-10-02T16:00:00</meta:creation-date>
    <dc:date>2022-09-19T06:13:00</dc:date>
    <meta:editing-duration>PT4H24M</meta:editing-duration>
    <meta:generator>LibreOffice/7.0.4.2$Linux_X86_64 LibreOffice_project/00$Build-2</meta:generator>
    <meta:document-statistic meta:table-count="1" meta:image-count="2" meta:object-count="0" meta:page-count="4" meta:paragraph-count="59" meta:word-count="660" meta:character-count="3750" meta:non-whitespace-character-count="3150"/>
    <meta:user-defined meta:name="AppVersion">16.0000</meta:user-defined>
    <meta:template xlink:type="simple" xlink:actuate="onRequest" xlink:title="Normal.dotm" xlink:href=""/>
  </office:meta>
</office:document-meta>
</file>